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savi un troglodita</text:p>
      <text:p text:style-name="P2"/>
      <text:p text:style-name="P2">Pensavi fossi un troglodita</text:p>
      <text:p text:style-name="P2">quando sindacavo i tuoi desiderata.</text:p>
      <text:p text:style-name="P2">I tuoi desideri cozzavano soltanto</text:p>
      <text:p text:style-name="P2">con la politica dei piccoli passi</text:p>
      <text:p text:style-name="P2">a cui ero costretto ed educato.</text:p>
      <text:p text:style-name="P2"/>
      <text:p text:style-name="P2">Solo ora che hai avuto contezza</text:p>
      <text:p text:style-name="P2">che la farina del diavolo</text:p>
      <text:p text:style-name="P2">finisce in cenere me ne dai atto.</text:p>
      <text:p text:style-name="P2"/>
      <text:p text:style-name="P2">A piccoli passi come lumaca</text:p>
      <text:p text:style-name="P2">abbiamo percorso un continente</text:p>
      <text:p text:style-name="P2">e ne godiamo, guardando in faccia il sole.</text:p>
      <text:p text:style-name="P2"/>
      <text:p text:style-name="P2"/>
      <text:p text:style-name="P2"/>
      <text:p text:style-name="P2">Novembre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21:22:37.88</meta:creation-date>
    <dc:date>2014-11-19T07:58:57.91</dc:date>
    <meta:editing-duration>PT15M50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3" meta:word-count="66" meta:character-count="382"/>
  </office:meta>
</office:document-meta>
</file>